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3C0000026D70D96EC6B9D30AF6.png" manifest:media-type="image/png"/>
  <manifest:file-entry manifest:full-path="Pictures/10000000000004220000031A0AF85F1C071E4B8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59cm" fo:min-width="2.612cm"/>
    </style:style>
    <style:style style:name="gr3" style:family="graphic" style:parent-style-name="standard">
      <style:graphic-properties draw:textarea-horizontal-align="justify" draw:textarea-vertical-align="middle" draw:auto-grow-height="false" fo:min-height="1.448cm" fo:min-width="3.03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3.114cm" fo:min-width="2.875cm" fo:wrap-option="no-wrap"/>
    </style:style>
    <style:style style:name="gr6" style:family="graphic" style:parent-style-name="standard">
      <style:graphic-properties draw:textarea-horizontal-align="justify" draw:textarea-vertical-align="middle" draw:auto-grow-height="false" fo:min-height="1.75cm" fo:min-width="3.001cm"/>
    </style:style>
    <style:style style:name="gr7" style:family="graphic" style:parent-style-name="standard">
      <style:graphic-properties draw:textarea-horizontal-align="justify" draw:textarea-vertical-align="middle" draw:auto-grow-height="false" fo:min-height="1.6cm" fo:min-width="4.6cm"/>
    </style:style>
    <style:style style:name="gr8" style:family="graphic" style:parent-style-name="standard">
      <style:graphic-properties draw:textarea-horizontal-align="justify" draw:textarea-vertical-align="middle" draw:auto-grow-height="false" fo:min-height="2.778cm" fo:min-width="9.075cm" fo:wrap-option="no-wrap"/>
    </style:style>
    <style:style style:name="gr9" style:family="graphic" style:parent-style-name="standard">
      <style:graphic-properties draw:textarea-horizontal-align="justify" draw:textarea-vertical-align="middle" draw:auto-grow-height="false" fo:min-height="1.15cm" fo:min-width="2.9cm"/>
    </style:style>
    <style:style style:name="gr10" style:family="graphic" style:parent-style-name="standard">
      <style:graphic-properties draw:textarea-horizontal-align="justify" draw:textarea-vertical-align="middle" draw:auto-grow-height="false" fo:min-height="3.89cm" fo:min-width="7.038cm" fo:wrap-option="no-wrap"/>
    </style:style>
    <style:style style:name="gr11" style:family="graphic" style:parent-style-name="standard">
      <style:graphic-properties draw:textarea-horizontal-align="justify" draw:textarea-vertical-align="middle" draw:auto-grow-height="false" fo:min-height="1.6cm" fo:min-width="4.568cm"/>
    </style:style>
    <style:style style:name="gr12" style:family="graphic" style:parent-style-name="standard">
      <style:graphic-properties draw:textarea-horizontal-align="justify" draw:textarea-vertical-align="middle" draw:auto-grow-height="false" fo:min-height="3.27cm" fo:min-width="6.352cm" fo:wrap-option="no-wrap"/>
    </style:style>
    <style:style style:name="gr13" style:family="graphic" style:parent-style-name="standard">
      <style:graphic-properties draw:textarea-horizontal-align="justify" draw:textarea-vertical-align="middle" draw:auto-grow-height="false" fo:min-height="2cm" fo:min-width="4cm"/>
    </style:style>
    <style:style style:name="gr14" style:family="graphic" style:parent-style-name="standard">
      <style:graphic-properties draw:textarea-horizontal-align="justify" draw:textarea-vertical-align="middle" draw:auto-grow-height="false" fo:min-height="2.964cm" fo:min-width="6.298cm" fo:wrap-option="no-wrap"/>
    </style:style>
    <style:style style:name="gr15"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Blueprint_20_Plans-title">
      <style:graphic-properties draw:auto-grow-height="true"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Standard-title">
      <style:graphic-properties draw:auto-grow-height="true" fo:min-height="1.906cm"/>
    </style:style>
    <style:style style:name="pr8" style:family="presentation" style:parent-style-name="Standard-subtitle" style:list-style-name="L3">
      <style:graphic-properties draw:fill-color="#ffffff" fo:min-height="18cm"/>
    </style:style>
    <style:style style:name="pr9" style:family="presentation" style:parent-style-name="Standard-title">
      <style:graphic-properties draw:auto-grow-height="true" fo:min-height="3.506cm"/>
    </style:style>
    <style:style style:name="pr10" style:family="presentation" style:parent-style-name="Standard-outline1">
      <style:graphic-properties fo:min-height="12.179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loext:graphic-properties draw:fill-color="#ffffff"/>
      <style:paragraph-properties fo:text-align="start"/>
      <style:text-properties fo:font-size="22pt" style:font-size-asian="22pt" style:font-size-complex="22pt"/>
    </style:style>
    <style:style style:name="T1" style:family="text">
      <style:text-properties fo:font-size="22pt" style:font-size-asian="22pt" style:font-size-complex="22pt"/>
    </style:style>
    <style:style style:name="T2"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draw:text-box>
            <text:p>HRMS Software</text:p>
          </draw:text-box>
        </draw:frame>
        <draw:frame presentation:style-name="pr2" draw:text-style-name="P1" draw:layer="layout" svg:width="25.199cm" svg:height="10.2cm" svg:x="1.4cm" svg:y="8.8cm" presentation:class="subtitle" presentation:user-transformed="true">
          <draw:text-box>
            <text:p>Xxovek web solutions pvt. Ltd.</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HRMS Overview</text:p>
          </draw:text-box>
        </draw:frame>
        <draw:frame presentation:style-name="pr5" draw:layer="layout" svg:width="25.199cm" svg:height="12.179cm" svg:x="1.4cm" svg:y="4.914cm" presentation:class="outline">
          <draw:text-box>
            <text:list text:style-name="L2">
              <text:list-header>
                <text:p/>
                <text:p>Human Resource Management systems (HRMS) or a Human Resource Information Systems (HRIS) or HR technology shape an intersection between human resource management and information technology. It merges HRM as a discipline and in perticular its basic HR activities and processes with the information technology. </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RMS Intro<text:tab/></text:p>
          </draw:text-box>
        </draw:frame>
        <draw:frame presentation:style-name="pr5" draw:layer="layout" svg:width="25.199cm" svg:height="12.179cm" svg:x="1.4cm" svg:y="4.914cm" presentation:class="outline">
          <draw:text-box>
            <text:list text:style-name="L2">
              <text:list-item>
                <text:p>A HRMS is a Human resource Management system or simply we can say that Employee information Management.</text:p>
              </text:list-item>
              <text:list-item>
                <text:p>A software automates entire workflow process of the company. It helps to evaluate employee personnel information and achieve hign level of personnel control. <text:s text:c="2"/></text:p>
              </text:list-item>
            </text:list>
          </draw:text-box>
        </draw:frame>
        <presentation:notes draw:style-name="dp2">
          <draw:page-thumbnail draw:style-name="gr1" draw:layer="layout" svg:width="14.85cm" svg:height="11.14cm" svg:x="3.07cm" svg:y="2.26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2" draw:text-style-name="P4" draw:layer="layout" svg:width="4.4cm" svg:height="2.6cm" svg:x="12cm" svg:y="9.4cm">
          <text:p text:style-name="P4">HRM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5cm" svg:height="2.4cm" svg:x="3.8cm" svg:y="4.2cm">
          <text:p text:style-name="P4">Employee </text:p>
          <text:p text:style-name="P4">Self Servi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5cm" svg:height="2.4cm" svg:x="11.6cm" svg:y="2.4cm">
          <text:p text:style-name="P4">Employee </text:p>
          <text:p text:style-name="P4">Data</text:p>
          <text:p text:style-name="P4">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5cm" svg:height="2.4cm" svg:x="19.8cm" svg:y="9.8cm">
          <text:p text:style-name="P4">Attendance &amp;</text:p>
          <text:p text:style-name="P4">Leave 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5cm" svg:height="2.4cm" svg:x="3.2cm" svg:y="9.8cm">
          <text:p text:style-name="P4">Payroll/Salary</text:p>
          <text:p text:style-name="P4">Managem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5cm" svg:height="2.4cm" svg:x="15.2cm" svg:y="15.6cm">
          <text:p text:style-name="P4">Report </text:p>
          <text:p text:style-name="P4">Managemen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5" draw:layer="layout" svg:x1="14.2cm" svg:y1="9.4cm" svg:x2="14.2cm" svg:y2="4.8cm">
          <text:p/>
        </draw:line>
        <draw:line draw:style-name="gr4" draw:text-style-name="P5" draw:layer="layout" svg:x1="16.4cm" svg:y1="10.8cm" svg:x2="19.8cm" svg:y2="11cm">
          <text:p/>
        </draw:line>
        <draw:line draw:style-name="gr4" draw:text-style-name="P5" draw:layer="layout" svg:x1="15.8cm" svg:y1="11.6cm" svg:x2="17.6cm" svg:y2="15.6cm">
          <text:p/>
        </draw:line>
        <draw:line draw:style-name="gr4" draw:text-style-name="P5" draw:layer="layout" svg:x1="12cm" svg:y1="10.8cm" svg:x2="8.2cm" svg:y2="11cm">
          <text:p/>
        </draw:line>
        <draw:line draw:style-name="gr4" draw:text-style-name="P5" draw:layer="layout" svg:x1="12.6cm" svg:y1="9.8cm" svg:x2="8cm" svg:y2="6.2cm">
          <text:p/>
        </draw:lin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9">
        <office:forms form:automatic-focus="false" form:apply-design-mode="false"/>
        <draw:frame presentation:style-name="pr4" draw:layer="layout" svg:width="25.199cm" svg:height="3.506cm" svg:x="1.4cm" svg:y="0.837cm" presentation:class="title">
          <draw:text-box>
            <text:p>Workflow of HRMS</text:p>
          </draw:text-box>
        </draw:frame>
        <draw:custom-shape draw:style-name="gr5" draw:text-style-name="P4" xml:id="id3" draw:id="id3" draw:layer="layout" svg:width="4.4cm" svg:height="4.8cm" svg:x="13cm" svg:y="8.6cm">
          <text:p text:style-name="P4">Internet</text:p>
          <draw:enhanced-geometry svg:viewBox="0 0 21600 21600" draw:text-areas="3000 3320 17110 17330" draw:type="cloud-callout" draw:modifiers="6773.00613496933 26139.55425952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4" draw:layer="layout" svg:width="3cm" svg:height="2.8cm" svg:x="10.6cm" svg:y="17cm">
          <text:p text:style-name="P4">DataBase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4" xml:id="id1" draw:id="id1" draw:layer="layout" svg:width="4.6cm" svg:height="1.6cm" svg:x="2.8cm" svg:y="6.2cm">
          <text:p text:style-name="P4">Company </text:p>
          <text:p text:style-name="P4">Management</text:p>
          <draw:enhanced-geometry svg:viewBox="0 0 21600 21600" draw:type="rectangle" draw:enhanced-path="M 0 0 L 21600 0 21600 21600 0 21600 0 0 Z N"/>
        </draw:custom-shape>
        <draw:custom-shape draw:style-name="gr8" draw:text-style-name="P4" draw:layer="layout" svg:width="9.8cm" svg:height="3cm" svg:x="8.4cm" svg:y="3.4cm">
          <text:p text:style-name="P4">Management able to access</text:p>
          <text:p text:style-name="P4">data related to overall company </text:p>
          <text:p text:style-name="P4">Performance,financial,</text:p>
          <text:p text:style-name="P4">Employee count,staff, etc. <text:s/></text:p>
          <draw:enhanced-geometry svg:viewBox="0 0 21600 21600" draw:mirror-horizontal="false" draw:mirror-vertical="false" draw:text-areas="800 800 20800 20800" draw:type="round-rectangular-callout" draw:modifiers="-187.32782369146 27818.72709096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5" draw:layer="layout" svg:x1="7.4cm" svg:y1="7cm" svg:x2="13.523cm" svg:y2="10.289cm" draw:start-shape="id1" draw:start-glue-point="1" svg:d="M7400 7000h3312v3289h2811" svg:viewBox="0 0 6124 3290">
          <text:p/>
        </draw:connector>
        <draw:custom-shape draw:style-name="gr9" draw:text-style-name="P4" xml:id="id4" draw:id="id4" draw:layer="layout" svg:width="3.4cm" svg:height="1.4cm" svg:x="2cm" svg:y="15cm">
          <text:p text:style-name="P4">Employee</text:p>
          <draw:enhanced-geometry svg:viewBox="0 0 21600 21600" draw:type="rectangle" draw:enhanced-path="M 0 0 L 21600 0 21600 21600 0 21600 0 0 Z N"/>
        </draw:custom-shape>
        <draw:custom-shape draw:style-name="gr10" draw:text-style-name="P4" draw:layer="layout" svg:width="7.6cm" svg:height="4.2cm" svg:x="1.8cm" svg:y="8.6cm">
          <text:p text:style-name="P4">Employee are able to </text:p>
          <text:p text:style-name="P4">Access website to view </text:p>
          <text:p text:style-name="P4">info about salary,</text:p>
          <text:p text:style-name="P4">Performance and </text:p>
          <text:p text:style-name="P4">Attendance. </text:p>
          <draw:enhanced-geometry svg:viewBox="0 0 21600 21600" draw:text-areas="800 800 20800 20800" draw:type="round-rectangular-callout" draw:modifiers="4248.38836995132 32741.91859081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4" xml:id="id2" draw:id="id2" draw:layer="layout" svg:width="4.568cm" svg:height="1.6cm" svg:x="21.632cm" svg:y="11.4cm">
          <text:p text:style-name="P4">Admin &amp; Users</text:p>
          <draw:enhanced-geometry svg:viewBox="0 0 21600 21600" draw:type="rectangle" draw:enhanced-path="M 0 0 L 21600 0 21600 21600 0 21600 0 0 Z N"/>
        </draw:custom-shape>
        <draw:custom-shape draw:style-name="gr12" draw:text-style-name="P4" draw:layer="layout" svg:width="7.4cm" svg:height="3.8cm" svg:x="19cm" svg:y="5.8cm">
          <text:p text:style-name="P4">Register new Employee,</text:p>
          <text:p text:style-name="P4">Create emp Profile,</text:p>
          <text:p text:style-name="P4">Punch attendance,etc.</text:p>
          <draw:enhanced-geometry svg:viewBox="0 0 21600 21600" draw:text-areas="800 800 20800 20800" draw:type="round-rectangular-callout" draw:modifiers="12914.4710174301 32272.1389108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4" draw:layer="layout" svg:width="4cm" svg:height="2cm" svg:x="13.4cm" svg:y="16.8cm">
          <text:p text:style-name="P4">Cloud Server</text:p>
          <draw:enhanced-geometry svg:viewBox="0 0 21600 21600" draw:type="rectangle" draw:enhanced-path="M 0 0 L 21600 0 21600 21600 0 21600 0 0 Z N"/>
        </draw:custom-shape>
        <draw:custom-shape draw:style-name="gr14" draw:text-style-name="P4" draw:layer="layout" svg:width="6.8cm" svg:height="3.2cm" svg:x="18cm" svg:y="13.4cm">
          <text:p text:style-name="P4">Web server </text:p>
          <text:p text:style-name="P4">Synchronise with local </text:p>
          <text:p text:style-name="P4">Devices and store </text:p>
          <text:p text:style-name="P4">required information </text:p>
          <draw:enhanced-geometry svg:viewBox="0 0 21600 21600" draw:text-areas="800 800 20800 20800" draw:type="round-rectangular-callout" draw:modifiers="-1810.3220114689 30581.44329896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5" draw:text-style-name="P5" draw:layer="layout" svg:x1="21.632cm" svg:y1="12.2cm" svg:x2="17.4cm" svg:y2="11cm" draw:start-shape="id2" draw:start-glue-point="3" draw:end-shape="id3" draw:end-glue-point="1" svg:d="M21632 12200h-2115v-1200h-2117" svg:viewBox="0 0 4233 1201">
          <text:p/>
        </draw:connector>
        <draw:connector draw:style-name="gr15" draw:text-style-name="P5" draw:layer="layout" draw:line-skew="1.6cm" svg:x1="5.4cm" svg:y1="15.7cm" svg:x2="13cm" svg:y2="11cm" draw:start-shape="id4" draw:start-glue-point="1" draw:end-shape="id3" svg:d="M5400 15700h5400v-4700h2200" svg:viewBox="0 0 7601 4701">
          <text:p/>
        </draw:connector>
        <draw:line draw:style-name="gr15" draw:text-style-name="P5" draw:layer="layout" svg:x1="15.4cm" svg:y1="16.8cm" svg:x2="16cm" svg:y2="12.8cm">
          <text:p/>
        </draw:lin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7" draw:layer="layout" svg:width="22.8cm" svg:height="1.906cm" svg:x="2.8cm" svg:y="1.2cm" presentation:class="title" presentation:user-transformed="true">
          <draw:text-box>
            <text:p>Employee Data Management</text:p>
          </draw:text-box>
        </draw:frame>
        <draw:frame presentation:style-name="pr8" draw:text-style-name="P7" draw:layer="layout" svg:width="22.8cm" svg:height="18cm" svg:x="3.6cm" svg:y="2.2cm" presentation:class="subtitle" presentation:user-transformed="true">
          <draw:text-box>
            <text:list text:style-name="L3">
              <text:list-header>
                <text:p text:style-name="P6"><text:span text:style-name="T1"/></text:p>
              </text:list-header>
              <text:list-item>
                <text:p text:style-name="P6"><text:span text:style-name="T1">Employee general </text:span><text:span text:style-name="T1">information ,photo</text:span><text:span text:style-name="T1">,note attachment </text:span><text:span text:style-name="T1">files,medical </text:span><text:span text:style-name="T1">information,tax </text:span><text:span text:style-name="T1">information,monthl</text:span><text:span text:style-name="T1">y </text:span><text:span text:style-name="T1">timesheet,payroll </text:span><text:span text:style-name="T1">reports(based on </text:span><text:span text:style-name="T1">tax info and </text:span><text:span text:style-name="T1">timesheet),and </text:span><text:span text:style-name="T1">medical insurance </text:span><text:span text:style-name="T1">and emergancy </text:span><text:span text:style-name="T1">contacts familiy </text:span><text:span text:style-name="T1">info,nominee etc.</text:span></text:p>
                <text:p text:style-name="P6"><text:span text:style-name="T1"/></text:p>
              </text:list-item>
              <text:list-item>
                <text:p text:style-name="P6"><text:span text:style-name="T1">Create HR payroll </text:span><text:span text:style-name="T1">reports,phone </text:span><text:span text:style-name="T1">list,employee </text:span><text:span text:style-name="T1">list,department </text:span><text:span text:style-name="T1">list,designations </text:span><text:span text:style-name="T1">and other </text:span><text:span text:style-name="T1">information </text:span><text:span text:style-name="T1">settings as </text:span><text:span text:style-name="T1">holidays,leaves </text:span><text:span text:style-name="T1">types,weekly off </text:span><text:span text:style-name="T1">etc.</text:span></text:p>
                <text:p text:style-name="P6"><text:span text:style-name="T1"/></text:p>
              </text:list-item>
              <text:list-item>
                <text:p text:style-name="P6"><text:span text:style-name="T1">Leaves </text:span><text:span text:style-name="T1">Managments.</text:span></text:p>
                <text:p text:style-name="P6"><text:span text:style-name="T1"/></text:p>
              </text:list-item>
              <text:list-item>
                <text:p text:style-name="P6"><text:span text:style-name="T1">Employee job </text:span><text:span text:style-name="T1">history information </text:span><text:span text:style-name="T1">managemant.</text:span></text:p>
                <text:p text:style-name="P6"><text:span text:style-name="T1"/></text:p>
              </text:list-item>
              <text:list-item>
                <text:p text:style-name="P6"><text:span text:style-name="T2">Employee </text:span><text:span text:style-name="T2">performance </text:span><text:span text:style-name="T2">evalution </text:span><text:span text:style-name="T2">information </text:span><text:span text:style-name="T1">managemant.</text:span></text:p>
                <text:p text:style-name="P6"><text:span text:style-name="T1"/></text:p>
              </text:list-item>
              <text:list-item>
                <text:p text:style-name="P6"><text:span text:style-name="T1">Employee data </text:span><text:span text:style-name="T1">and payroll pdf.</text:span></text:p>
                <text:p text:style-name="P6"><text:span text:style-name="T2"/></text:p>
                <text:p text:style-name="P6"><text:span text:style-name="T1"><text:s/></text:span></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9" draw:layer="layout" svg:width="25.199cm" svg:height="3.506cm" svg:x="1.4cm" svg:y="0.837cm" presentation:class="title">
          <draw:text-box>
            <text:p>Main Features</text:p>
          </draw:text-box>
        </draw:frame>
        <draw:frame presentation:style-name="pr5" draw:layer="layout" svg:width="25.199cm" svg:height="12.179cm" svg:x="1.4cm" svg:y="4.914cm" presentation:class="outline">
          <draw:text-box>
            <text:list text:style-name="L2">
              <text:list-item>
                <text:p>Employee registration</text:p>
              </text:list-item>
              <text:list-item>
                <text:p>Attendance tracking with application login.</text:p>
              </text:list-item>
              <text:list-item>
                <text:p>Payroll Management</text:p>
              </text:list-item>
              <text:list-item>
                <text:p>Control over employee organization</text:p>
                <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frame presentation:style-name="pr4" draw:layer="layout" svg:width="25.199cm" svg:height="3.506cm" svg:x="1.401cm" svg:y="0.837cm" presentation:class="title" presentation:user-transformed="true">
          <draw:text-box>
            <text:p>Employee Self Service<text:tab/></text:p>
          </draw:text-box>
        </draw:frame>
        <draw:frame presentation:style-name="pr10" draw:layer="layout" svg:width="25.199cm" svg:height="12.179cm" svg:x="1.401cm" svg:y="4.914cm" presentation:class="outline" presentation:user-transformed="true">
          <draw:text-box>
            <text:list text:style-name="L2">
              <text:list-header>
                <text:p/>
              </text:list-header>
              <text:list-item>
                <text:p>Employee login to their own page through ESS service portal.</text:p>
              </text:list-item>
              <text:list-item>
                <text:p>Employee punch their attendance by application login.</text:p>
              </text:list-item>
              <text:list-item>
                <text:p>Employee can edit their personal details.</text:p>
              </text:list-item>
              <text:list-item>
                <text:p>Employee can view the Salary Details.</text:p>
              </text:list-item>
              <text:list-item>
                <text:p>Employee can apply for leave.</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2T15:32:14.165378589</meta:creation-date>
    <meta:editing-duration>PT2H34M22S</meta:editing-duration>
    <meta:editing-cycles>65</meta:editing-cycles>
    <meta:generator>LibreOffice/6.0.7.3$Linux_X86_64 LibreOffice_project/00m0$Build-3</meta:generator>
    <dc:title>Blueprint Plans</dc:title>
    <dc:date>2019-05-17T11:47:34.593695273</dc:date>
    <meta:document-statistic meta:object-count="86"/>
  </office:meta>
</office:document-meta>
</file>